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5C39B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draw:fill="none" draw:textarea-vertical-align="middle" draw:shadow="visibl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111cm"/>
    </style:style>
    <style:style style:name="gr15" style:family="graphic" style:parent-style-name="objectwithoutfill">
      <style:graphic-properties svg:stroke-width="0.2cm" svg:stroke-color="#800000" draw:marker-start-width="0.5cm" draw:marker-end="Symmetric_20_Arrow" draw:marker-end-width="0.6cm" svg:stroke-opacity="70%" draw:fill="none" draw:textarea-vertical-align="middle" fo:padding-top="0.225cm" fo:padding-bottom="0.225cm" fo:padding-left="0.35cm" fo:padding-right="0.35cm"/>
    </style:style>
    <style:style style:name="gr16" style:family="graphic">
      <style:graphic-properties style:protect="size"/>
    </style:style>
    <style:style style:name="pr1" style:family="presentation" style:parent-style-name="lyt-blackandwhite-title">
      <style:graphic-properties fo:min-height="1.3cm"/>
    </style:style>
    <style:style style:name="pr2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/>
    </style:style>
    <style:style style:name="P3" style:family="paragraph">
      <style:paragraph-properties fo:text-align="center"/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P4" style:family="paragraph">
      <style:text-properties fo:font-family="'Meiryo UI'" style:font-family-generic="modern" style:font-pitch="variable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808080" fo:font-size="10pt" style:font-size-asian="10pt" style:font-size-complex="10pt"/>
    </style:style>
    <style:style style:name="P7" style:family="paragraph">
      <style:paragraph-properties fo:text-align="center"/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 style:font-size-complex="14pt"/>
    </style:style>
    <style:style style:name="P8" style:family="paragraph">
      <style:paragraph-properties fo:text-align="center"/>
      <style:text-properties fo:font-family="'Meiryo UI'" style:font-style-name="標準" style:font-family-generic="modern" style:font-pitch="variable" fo:font-size="10pt" style:font-family-asian="'Meiryo UI'" style:font-style-name-asian="標準" style:font-family-generic-asian="modern" style:font-pitch-asian="variable" style:font-size-asian="10pt" style:font-size-complex="10pt"/>
    </style:style>
    <style:style style:name="P9" style:family="paragraph">
      <style:text-properties style:use-window-font-color="true" fo:font-family="'Meiryo UI'" style:font-family-generic="modern" style:font-pitch="variable" fo:font-size="8pt" style:font-size-asian="10pt" style:font-size-complex="10pt"/>
    </style:style>
    <style:style style:name="P10" style:family="paragraph">
      <style:text-properties style:use-window-font-color="true" fo:font-family="'Meiryo UI'" style:font-style-name="標準" style:font-family-generic="modern" style:font-pitch="variable" fo:font-size="8pt" style:font-size-asian="10pt" style:font-size-complex="10pt"/>
    </style:style>
    <style:style style:name="P11" style:family="paragraph">
      <style:text-properties style:use-window-font-color="true" fo:font-family="'Meiryo UI'" style:font-family-generic="modern" style:font-pitch="variable" fo:font-size="10pt" style:font-size-asian="10pt" style:font-size-complex="10pt"/>
    </style:style>
    <style:style style:name="P12" style:family="paragraph">
      <style:paragraph-properties fo:text-align="start"/>
      <style:text-properties fo:color="#808080" fo:font-family="'Meiryo UI'" style:font-style-name="標準" style:font-family-generic="modern" style:font-pitch="variable" fo:font-size="8pt" style:font-size-asian="10pt" style:font-size-complex="10pt"/>
    </style:style>
    <style:style style:name="P13" style:family="paragraph">
      <style:paragraph-properties fo:text-align="center"/>
      <style:text-properties fo:font-family="'Meiryo UI'" style:font-style-name="標準" style:font-family-generic="modern" style:font-pitch="variable" fo:font-size="8pt" style:font-family-asian="'Meiryo UI'" style:font-style-name-asian="標準" style:font-family-generic-asian="modern" style:font-pitch-asian="variable" style:font-size-asian="8pt" style:font-size-complex="14pt"/>
    </style:style>
    <style:style style:name="P14" style:family="paragraph">
      <style:text-properties style:use-window-font-color="true" fo:font-family="'Meiryo UI'" style:font-family-generic="modern" style:font-pitch="variable" fo:font-size="8pt" style:font-size-asian="8pt" style:font-size-complex="8pt"/>
    </style:style>
    <style:style style:name="T1" style:family="text"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/>
    </style:style>
    <style:style style:name="T2" style:family="text">
      <style:text-properties fo:font-family="'Meiryo UI'" style:font-style-name="標準" style:font-family-generic="modern" style:font-pitch="variable" fo:font-size="14pt" style:font-family-asian="'Meiryo UI'" style:font-style-name-asian="標準" style:font-family-generic-asian="modern" style:font-pitch-asian="variable" style:font-size-asian="14pt" style:font-size-complex="16pt"/>
    </style:style>
    <style:style style:name="T3" style:family="text">
      <style:text-properties fo:font-family="'Meiryo UI'" style:font-style-name="標準" style:font-family-generic="modern" style:font-pitch="variable" fo:font-size="12pt" style:font-family-asian="'Meiryo UI'" style:font-style-name-asian="標準" style:font-family-generic-asian="modern" style:font-pitch-asian="variable" style:font-size-asian="12pt" style:font-size-complex="12pt"/>
    </style:style>
    <style:style style:name="T4" style:family="text">
      <style:text-properties fo:font-family="'Meiryo UI'" style:font-family-generic="modern" style:font-pitch="variable" fo:font-size="14pt" style:font-size-asian="14pt" style:font-size-complex="14pt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font-family="'Meiryo UI'" style:font-style-name="標準" style:font-family-generic="modern" style:font-pitch="variable" fo:font-size="10pt" style:font-family-asian="'Meiryo UI'" style:font-style-name-asian="標準" style:font-family-generic-asian="modern" style:font-pitch-asian="variable" style:font-size-asian="10pt" style:font-size-complex="10pt"/>
    </style:style>
    <style:style style:name="T7" style:family="text">
      <style:text-properties style:use-window-font-color="true" fo:font-family="'Meiryo UI'" style:font-family-generic="modern" style:font-pitch="variable" fo:font-size="8pt" style:font-size-asian="10pt" style:font-size-complex="10pt"/>
    </style:style>
    <style:style style:name="T8" style:family="text">
      <style:text-properties style:use-window-font-color="true" fo:font-family="'Meiryo UI'" style:font-style-name="標準" style:font-family-generic="modern" style:font-pitch="variable" fo:font-size="8pt" style:font-size-asian="10pt" style:font-size-complex="10pt"/>
    </style:style>
    <style:style style:name="T9" style:family="text">
      <style:text-properties style:use-window-font-color="true" fo:font-family="'Meiryo UI'" style:font-family-generic="modern" style:font-pitch="variable" fo:font-size="10pt" style:font-size-asian="10pt" style:font-size-complex="10pt"/>
    </style:style>
    <style:style style:name="T10" style:family="text">
      <style:text-properties fo:color="#808080" fo:font-family="'Meiryo UI'" style:font-style-name="標準" style:font-family-generic="modern" style:font-pitch="variable" fo:font-size="8pt" style:font-size-asian="10pt" style:font-size-complex="10pt"/>
    </style:style>
    <style:style style:name="T11" style:family="text">
      <style:text-properties fo:font-family="'Meiryo UI'" style:font-style-name="標準" style:font-family-generic="modern" style:font-pitch="variable" fo:font-size="8pt" style:font-family-asian="'Meiryo UI'" style:font-style-name-asian="標準" style:font-family-generic-asian="modern" style:font-pitch-asian="variable" style:font-size-asian="8pt" style:font-size-complex="14pt"/>
    </style:style>
    <style:style style:name="T12" style:family="text">
      <style:text-properties style:use-window-font-color="true" fo:font-family="'Meiryo UI'" style:font-family-generic="moder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1.3cm" svg:x="2cm" svg:y="1.9cm" presentation:class="title" presentation:user-transformed="true">
          <draw:text-box>
            <text:p>User Interface Model</text:p>
          </draw:text-box>
        </draw:frame>
        <draw:g>
          <draw:g>
            <draw:custom-shape draw:style-name="gr1" draw:text-style-name="P1" draw:layer="layout" svg:width="9cm" svg:height="5.8cm" svg:x="9.6cm" svg:y="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9.6cm" svg:y1="3.8cm" svg:x2="18.6cm" svg:y2="3.8cm">
              <text:p/>
            </draw:line>
          </draw:g>
          <draw:custom-shape draw:style-name="gr3" draw:text-style-name="P2" draw:layer="layout" svg:width="5cm" svg:height="0.8cm" svg:x="11.8cm" svg:y="4.2cm">
            <text:p text:style-name="P1"><text:span text:style-name="T1">Insta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cm" svg:height="0.8cm" svg:x="11.8cm" svg:y="5.6cm">
            <text:p text:style-name="P1"><text:span text:style-name="T1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5cm" svg:height="0.8cm" svg:x="11.8cm" svg:y="7cm">
            <text:p text:style-name="P1"><text:span text:style-name="T2">Modif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cm" svg:height="0.6cm" svg:x="16.4cm" svg:y="8.1cm">
            <text:p text:style-name="P1"><text:span text:style-name="T3">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3.11cm" svg:height="0.882cm" svg:x="9.69cm" svg:y="3cm">
            <draw:text-box>
              <text:p><text:span text:style-name="T4">Main Menu</text:span></text:p>
            </draw:text-box>
          </draw:frame>
        </draw:g>
        <draw:g>
          <draw:g>
            <draw:g>
              <draw:custom-shape draw:style-name="gr1" draw:text-style-name="P1" draw:layer="layout" svg:width="9cm" svg:height="5.8cm" svg:x="0.6cm" svg:y="9.1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1" draw:layer="layout" svg:x1="0.6cm" svg:y1="9.9cm" svg:x2="9.6cm" svg:y2="9.9cm">
                <text:p/>
              </draw:line>
            </draw:g>
            <draw:custom-shape draw:style-name="gr6" draw:text-style-name="P6" draw:layer="layout" svg:width="4.4cm" svg:height="0.6cm" svg:x="1.3cm" svg:y="10.1cm">
              <text:p text:style-name="P5"><text:span text:style-name="T5">E:\DCIM\hogehog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2cm" svg:height="0.6cm" svg:x="7.4cm" svg:y="14.2cm">
              <text:p text:style-name="P1"><text:span text:style-name="T3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8" draw:layer="layout" svg:width="1.8cm" svg:height="0.6cm" svg:x="6cm" svg:y="10.1cm">
              <text:p text:style-name="P1"><text:span text:style-name="T6">instal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6" draw:layer="layout" svg:width="0.8cm" svg:height="0.6cm" svg:x="4.9cm" svg:y="10.1cm">
              <text:p text:style-name="P5"><text:span text:style-name="T5">...</text:span>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4" draw:layer="layout" svg:width="4.066cm" svg:height="0.882cm" svg:x="0.645cm" svg:y="9.2cm">
            <draw:text-box>
              <text:p><text:span text:style-name="T4">Install Material</text:span></text:p>
            </draw:text-box>
          </draw:frame>
        </draw:g>
        <draw:g>
          <draw:g>
            <draw:g>
              <draw:custom-shape draw:style-name="gr1" draw:text-style-name="P1" draw:layer="layout" svg:width="9cm" svg:height="5.8cm" svg:x="9.7cm" svg:y="9.1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1" draw:layer="layout" svg:x1="9.7cm" svg:y1="9.9cm" svg:x2="18.7cm" svg:y2="9.9cm">
                <text:p/>
              </draw:line>
            </draw:g>
            <draw:custom-shape draw:style-name="gr4" draw:text-style-name="P3" draw:layer="layout" svg:width="2cm" svg:height="0.6cm" svg:x="16.5cm" svg:y="14.1cm">
              <text:p text:style-name="P1"><text:span text:style-name="T3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9" draw:layer="layout" svg:width="3.707cm" svg:height="0.611cm" svg:x="10.21cm" svg:y="11.5cm">
            <draw:text-box>
              <text:p><text:span text:style-name="T7">20120701_123456.jpg</text:span></text:p>
            </draw:text-box>
          </draw:frame>
          <draw:custom-shape draw:style-name="gr7" draw:text-style-name="P1" draw:layer="layout" svg:width="4.123cm" svg:height="3.2cm" svg:x="9.9cm" svg:y="10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23cm" svg:height="3.2cm" svg:x="13.7cm" svg:y="10.7cm">
            <text:p/>
            <draw:enhanced-geometry svg:viewBox="0 0 21600 21600" draw:type="rectangle" draw:enhanced-path="M 0 0 L 21600 0 21600 21600 0 21600 0 0 Z N"/>
          </draw:custom-shape>
          <draw:path draw:style-name="gr9" draw:text-style-name="P2" draw:layer="layout" svg:width="0.8cm" svg:height="0.8cm" svg:x="16.4cm" svg:y="10.1cm" svg:viewBox="0 0 801 801" svg:d="m262 0c-74 0-148 129-148 259v0c0 130 74 260 148 260h390c75 0 149-130 149-260v0c0-130-74-259-149-259zm-148 0zm687 519zm-278-190-3-10-4-11-4-10-5-10-6-9-5-10-6-9-6-8-7-9-7-7-7-8-8-7-8-6-8-6-9-5-9-5-9-5-9-4-9-3-10-3-9-2-10-1-9-2h-10-10l-10 1-13-178 17-2h18l18 1 17 2 18 3 17 4 17 5 17 6 16 7 16 8 16 9 16 9 15 11 14 12 14 12 13 14 13 14 12 14 12 16 11 16 9 17 10 17 8 18 8 19 7 19 6 19 94 18-123 227-195-143zm-523-329zm687 801z">
            <text:p/>
          </draw:path>
          <draw:path draw:style-name="gr9" draw:text-style-name="P2" draw:layer="layout" svg:width="0.8cm" svg:height="0.8cm" svg:x="15.799cm" svg:y="10.1cm" svg:viewBox="0 0 801 801" svg:d="m539 0c74 0 148 129 148 259v0c0 130-74 260-148 260h-390c-75 0-149-130-149-260v0c0-130 74-259 149-259zm148 0zm-687 519zm278-190 3-10 4-11 4-10 5-10 6-9 5-10 6-9 6-8 7-9 7-7 7-8 8-7 8-6 8-6 9-5 9-5 9-5 9-4 9-3 10-3 9-2 10-1 9-2h10 10l10 1 13-178-17-2h-18l-18 1-17 2-18 3-17 4-17 5-17 6-16 7-16 8-16 9-16 9-15 11-14 12-14 12-13 14-13 14-12 14-12 16-11 16-9 17-10 17-8 18-8 19-7 19-6 19-94 18 123 227 195-143zm523-329zm-687 801z">
            <text:p/>
          </draw:path>
          <draw:frame draw:style-name="gr5" draw:text-style-name="P10" draw:layer="layout" svg:width="3.707cm" svg:height="0.611cm" svg:x="10.21cm" svg:y="11.96cm">
            <draw:text-box>
              <text:p><text:span text:style-name="T8">20120701_123456.jpg</text:span></text:p>
            </draw:text-box>
          </draw:frame>
          <draw:frame draw:style-name="gr5" draw:text-style-name="P10" draw:layer="layout" svg:width="3.707cm" svg:height="0.611cm" svg:x="10.21cm" svg:y="12.4cm">
            <draw:text-box>
              <text:p><text:span text:style-name="T8">20120701_123456.jpg</text:span></text:p>
            </draw:text-box>
          </draw:frame>
          <draw:custom-shape draw:style-name="gr10" draw:text-style-name="P1" draw:layer="layout" svg:width="3.2cm" svg:height="3.2cm" svg:x="14.2cm" svg:y="10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6cm" svg:height="0.6cm" svg:x="14.9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1" draw:layer="layout" svg:width="0.6cm" svg:height="0.6cm" svg:x="14.199cm" svg:y="10.099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olygon draw:style-name="gr12" draw:text-style-name="P1" draw:layer="layout" svg:width="0.8cm" svg:height="0.6cm" svg:x="10.099cm" svg:y="10.801cm" svg:viewBox="0 0 801 601" draw:points="0,200 0,0 200,0 200,200 801,200 801,601 0,601">
            <text:p/>
          </draw:polygon>
          <draw:frame draw:style-name="gr5" draw:text-style-name="P11" draw:layer="layout" svg:width="1.738cm" svg:height="0.696cm" svg:x="10.9cm" svg:y="10.801cm">
            <draw:text-box>
              <text:p><text:span text:style-name="T9">staging</text:span></text:p>
            </draw:text-box>
          </draw:frame>
          <draw:custom-shape draw:style-name="gr6" draw:text-style-name="P12" draw:layer="layout" svg:width="1.2cm" svg:height="2cm" svg:x="17.4cm" svg:y="11.1cm">
            <text:p text:style-name="P5"><text:span text:style-name="T10">Multi line </text:span></text:p>
            <text:p text:style-name="P5"><text:span text:style-name="T10">mem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2cm" svg:height="0.4cm" svg:x="17.4cm" svg:y="10.7cm">
            <text:p text:style-name="P5"><text:span text:style-name="T10">Ta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cm" svg:height="0.5cm" svg:x="17.4cm" svg:y="13.4cm">
            <text:p text:style-name="P1"><text:span text:style-name="T11">sav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5.176cm" svg:height="0.882cm" svg:x="9.745cm" svg:y="9.1cm">
            <draw:text-box>
              <text:p><text:span text:style-name="T4">Generate memento</text:span></text:p>
            </draw:text-box>
          </draw:frame>
          <draw:custom-shape draw:style-name="gr3" draw:text-style-name="P13" draw:layer="layout" svg:width="2.4cm" svg:height="0.6cm" svg:x="14cm" svg:y="14.1cm">
            <text:p text:style-name="P1"><text:span text:style-name="T11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3" draw:layer="layout" svg:width="1.3cm" svg:height="0.5cm" svg:x="17.3cm" svg:y="10.1cm">
            <text:p text:style-name="P1"><text:span text:style-name="T11">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" draw:text-style-name="P1" draw:layer="layout" svg:width="9cm" svg:height="5.8cm" svg:x="18.8cm" svg:y="9.1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8.8cm" svg:y1="9.9cm" svg:x2="27.8cm" svg:y2="9.9cm">
              <text:p/>
            </draw:line>
          </draw:g>
          <draw:custom-shape draw:style-name="gr4" draw:text-style-name="P3" draw:layer="layout" svg:width="2cm" svg:height="0.6cm" svg:x="25.6cm" svg:y="14.1cm">
            <text:p text:style-name="P1"><text:span text:style-name="T3">ex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4.123cm" svg:height="3.2cm" svg:x="19cm" svg:y="10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23cm" svg:height="3.2cm" svg:x="22.8cm" svg:y="10.7cm">
            <text:p/>
            <draw:enhanced-geometry svg:viewBox="0 0 21600 21600" draw:type="rectangle" draw:enhanced-path="M 0 0 L 21600 0 21600 21600 0 21600 0 0 Z N"/>
          </draw:custom-shape>
          <draw:path draw:style-name="gr9" draw:text-style-name="P2" draw:layer="layout" svg:width="0.8cm" svg:height="0.8cm" svg:x="25.5cm" svg:y="10.1cm" svg:viewBox="0 0 801 801" svg:d="m262 0c-74 0-148 129-148 259v0c0 130 74 260 148 260h390c75 0 149-130 149-260v0c0-130-74-259-149-259zm-148 0zm687 519zm-278-190-3-10-4-11-4-10-5-10-6-9-5-10-6-9-6-8-7-9-7-7-7-8-8-7-8-6-8-6-9-5-9-5-9-5-9-4-9-3-10-3-9-2-10-1-9-2h-10-10l-10 1-13-178 17-2h18l18 1 17 2 18 3 17 4 17 5 17 6 16 7 16 8 16 9 16 9 15 11 14 12 14 12 13 14 13 14 12 14 12 16 11 16 9 17 10 17 8 18 8 19 7 19 6 19 94 18-123 227-195-143zm-523-329zm687 801z">
            <text:p/>
          </draw:path>
          <draw:path draw:style-name="gr9" draw:text-style-name="P2" draw:layer="layout" svg:width="0.8cm" svg:height="0.8cm" svg:x="24.899cm" svg:y="10.1cm" svg:viewBox="0 0 801 801" svg:d="m539 0c74 0 148 129 148 259v0c0 130-74 260-148 260h-390c-75 0-149-130-149-260v0c0-130 74-259 149-259zm148 0zm-687 519zm278-190 3-10 4-11 4-10 5-10 6-9 5-10 6-9 6-8 7-9 7-7 7-8 8-7 8-6 8-6 9-5 9-5 9-5 9-4 9-3 10-3 9-2 10-1 9-2h10 10l10 1 13-178-17-2h-18l-18 1-17 2-18 3-17 4-17 5-17 6-16 7-16 8-16 9-16 9-15 11-14 12-14 12-13 14-13 14-12 14-12 16-11 16-9 17-10 17-8 18-8 19-7 19-6 19-94 18 123 227 195-143zm523-329zm-687 801z">
            <text:p/>
          </draw:path>
          <draw:custom-shape draw:style-name="gr10" draw:text-style-name="P1" draw:layer="layout" svg:width="3.2cm" svg:height="3.2cm" svg:x="23.3cm" svg:y="10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6cm" svg:height="0.6cm" svg:x="24cm" svg:y="10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1" draw:layer="layout" svg:width="0.6cm" svg:height="0.6cm" svg:x="23.299cm" svg:y="10.099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1.505cm" svg:height="0.611cm" svg:x="19.7cm" svg:y="10.901cm">
            <draw:text-box>
              <text:p><text:span text:style-name="T12">staging</text:span></text:p>
            </draw:text-box>
          </draw:frame>
          <draw:custom-shape draw:style-name="gr6" draw:text-style-name="P12" draw:layer="layout" svg:width="1.2cm" svg:height="2cm" svg:x="26.5cm" svg:y="11.1cm">
            <text:p text:style-name="P5"><text:span text:style-name="T10">Multi line </text:span></text:p>
            <text:p text:style-name="P5"><text:span text:style-name="T10">mem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2cm" svg:height="0.4cm" svg:x="26.5cm" svg:y="10.7cm">
            <text:p text:style-name="P5"><text:span text:style-name="T10">Ta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cm" svg:height="0.5cm" svg:x="26.5cm" svg:y="13.4cm">
            <text:p text:style-name="P1"><text:span text:style-name="T11">sav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4.553cm" svg:height="0.882cm" svg:x="18.845cm" svg:y="9.1cm">
            <draw:text-box>
              <text:p><text:span text:style-name="T4">Modify memento</text:span></text:p>
            </draw:text-box>
          </draw:frame>
          <draw:custom-shape draw:style-name="gr3" draw:text-style-name="P13" draw:layer="layout" svg:width="2.4cm" svg:height="0.6cm" svg:x="23.1cm" svg:y="14.1cm">
            <text:p text:style-name="P1"><text:span text:style-name="T11">gene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3" draw:layer="layout" svg:width="1.3cm" svg:height="0.5cm" svg:x="26.4cm" svg:y="10.1cm">
            <text:p text:style-name="P1"><text:span text:style-name="T11">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3" draw:text-style-name="P1" draw:layer="layout" svg:width="0.599cm" svg:height="0.479cm" svg:x="19.2cm" svg:y="10.8cm" svg:viewBox="0 0 600 480" draw:points="0,480 0,137 0,0 360,0 360,137 600,137 600,480">
            <text:p/>
          </draw:polygon>
          <draw:frame draw:style-name="gr5" draw:text-style-name="P14" draw:layer="layout" svg:width="1.497cm" svg:height="0.611cm" svg:x="19.7cm" svg:y="11.6cm">
            <draw:text-box>
              <text:p><text:span text:style-name="T12">albums</text:span></text:p>
            </draw:text-box>
          </draw:frame>
          <draw:polygon draw:style-name="gr13" draw:text-style-name="P1" draw:layer="layout" svg:width="0.599cm" svg:height="0.479cm" svg:x="19.2cm" svg:y="11.56cm" svg:viewBox="0 0 600 480" draw:points="0,480 0,137 0,0 360,0 360,137 600,137 600,480">
            <text:p/>
          </draw:polygon>
          <draw:frame draw:style-name="gr5" draw:text-style-name="P14" draw:layer="layout" svg:width="1.569cm" svg:height="0.611cm" svg:x="20.3cm" svg:y="12.299cm">
            <draw:text-box>
              <text:p><text:span text:style-name="T12">201206</text:span></text:p>
            </draw:text-box>
          </draw:frame>
          <draw:polygon draw:style-name="gr13" draw:text-style-name="P1" draw:layer="layout" svg:width="0.599cm" svg:height="0.479cm" svg:x="19.8cm" svg:y="12.32cm" svg:viewBox="0 0 600 480" draw:points="0,480 0,137 0,0 360,0 360,137 600,137 600,480">
            <text:p/>
          </draw:polygon>
          <draw:frame draw:style-name="gr5" draw:text-style-name="P14" draw:layer="layout" svg:width="2.636cm" svg:height="0.611cm" svg:x="20.3cm" svg:y="12.91cm">
            <draw:text-box>
              <text:p><text:span text:style-name="T12">20120601_123</text:span></text:p>
            </draw:text-box>
          </draw:frame>
        </draw:g>
        <draw:g>
          <draw:g>
            <draw:g>
              <draw:custom-shape draw:style-name="gr1" draw:text-style-name="P1" draw:layer="layout" svg:width="9cm" svg:height="5.8cm" svg:x="13.9cm" svg:y="15.1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1" draw:layer="layout" svg:x1="13.9cm" svg:y1="15.9cm" svg:x2="22.9cm" svg:y2="15.9cm">
                <text:p/>
              </draw:line>
            </draw:g>
            <draw:custom-shape draw:style-name="gr4" draw:text-style-name="P3" draw:layer="layout" svg:width="2cm" svg:height="0.6cm" svg:x="20.7cm" svg:y="20.1cm">
              <text:p text:style-name="P1"><text:span text:style-name="T3">exi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602.32945091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4" draw:layer="layout" svg:width="2.411cm" svg:height="0.882cm" svg:x="13.89cm" svg:y="15.1cm">
            <draw:text-box>
              <text:p><text:span text:style-name="T4">Confirm</text:span></text:p>
            </draw:text-box>
          </draw:frame>
          <draw:frame draw:style-name="gr14" draw:text-style-name="P4" draw:layer="layout" svg:width="8.611cm" svg:height="2.775cm" svg:x="13.989cm" svg:y="16.4cm">
            <draw:text-box>
              <text:p><text:span text:style-name="T4">Generate list is below.</text:span></text:p>
              <text:p><text:span text:style-name="T4"><text:s text:c="4"/></text:span><text:span text:style-name="T4">Albums/xxxxx.html</text:span></text:p>
              <text:p><text:span text:style-name="T4"><text:s text:c="4"/></text:span><text:span text:style-name="T4">Albums/xxxxx.html</text:span></text:p>
              <text:p><text:span text:style-name="T4"><text:s text:c="4"/></text:span><text:span text:style-name="T4">Prizes/yyyyy.html</text:span></text:p>
            </draw:text-box>
          </draw:frame>
          <draw:custom-shape draw:style-name="gr3" draw:text-style-name="P3" draw:layer="layout" svg:width="2.3cm" svg:height="0.6cm" svg:x="18.2cm" svg:y="20.1cm">
            <text:p text:style-name="P1"><text:span text:style-name="T3">proc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5" draw:text-style-name="P1" draw:layer="layout" svg:x1="11.8cm" svg:y1="5cm" svg:x2="6.2cm" svg:y2="9.1cm">
          <text:p/>
        </draw:line>
        <draw:line draw:style-name="gr15" draw:text-style-name="P1" draw:layer="layout" svg:x1="12.2cm" svg:y1="6.3cm" svg:x2="11cm" svg:y2="9.1cm">
          <text:p/>
        </draw:line>
        <draw:line draw:style-name="gr15" draw:text-style-name="P1" draw:layer="layout" svg:x1="16.8cm" svg:y1="7.4cm" svg:x2="20cm" svg:y2="9.1cm">
          <text:p/>
        </draw:line>
        <draw:line draw:style-name="gr15" draw:text-style-name="P1" draw:layer="layout" svg:x1="7cm" svg:y1="10.8cm" svg:x2="9.9cm" svg:y2="12.2cm">
          <text:p/>
        </draw:line>
        <draw:line draw:style-name="gr15" draw:text-style-name="P1" draw:layer="layout" svg:x1="15.1cm" svg:y1="14.7cm" svg:x2="18cm" svg:y2="15.6cm">
          <text:p/>
        </draw:line>
        <draw:line draw:style-name="gr15" draw:text-style-name="P1" draw:layer="layout" svg:x1="23.3cm" svg:y1="14.7cm" svg:x2="18.6cm" svg:y2="15.6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fo:wrap-option="wrap" draw:shadow="hidden" draw:shadow-offset-x="0.1cm" draw:shadow-offset-y="0.1cm" draw:shadow-color="#333333" draw:shadow-opacity="4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1.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3.6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6T00:43:30.80</meta:creation-date>
    <dc:date>2013-02-03T00:41:13.19</dc:date>
    <meta:editing-duration>PT6H37M17S</meta:editing-duration>
    <meta:editing-cycles>59</meta:editing-cycles>
    <meta:generator>LibreOffice/3.5$Windows_x86 LibreOffice_project/7122e39-92ed229-498d286-15e43b4-d70da21</meta:generator>
    <meta:document-statistic meta:object-count="118"/>
  </office:meta>
</office:document-meta>
</file>